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7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Обычный_20__28_веб_29_">
      <style:paragraph-properties fo:margin-top="0cm" fo:margin-bottom="0cm" style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35add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c39ab"/>
    </style:style>
    <style:style style:name="P16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c2137" officeooo:paragraph-rsid="001c2137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c2137" officeooo:paragraph-rsid="001c2137" style:font-weight-asian="normal" style:font-weight-complex="normal"/>
    </style:style>
    <style:style style:name="P18" style:family="paragraph" style:parent-style-name="Table_20_Contents">
      <style:text-properties fo:language="ru" fo:country="RU" fo:font-weight="normal" style:font-weight-asian="normal" style:font-weight-complex="normal"/>
    </style:style>
    <style:style style:name="P19" style:family="paragraph" style:parent-style-name="Table_20_Contents">
      <style:text-properties fo:language="ru" fo:country="RU" fo:font-weight="normal" officeooo:rsid="001f3599" officeooo:paragraph-rsid="001f3599" style:font-weight-asian="normal" style:font-weight-complex="normal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en" fo:country="US" officeooo:rsid="001ba853" officeooo:paragraph-rsid="001ba853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en" fo:country="US" officeooo:rsid="001ba853" officeooo:paragraph-rsid="001ba853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ba853" fo:hyphenate="false" loext:hyphenation-no-caps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1c39ab"/>
    </style:style>
    <style:style style:name="P24" style:family="paragraph" style:parent-style-name="Table_20_Contents">
      <style:paragraph-properties fo:text-align="justify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1379e8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1379e8" style:text-underline-mode="continuous" style:text-overline-mode="continuous" style:text-line-through-mode="continuous" fo:background-color="#c0c0c0" loext:char-shading-value="0" style:font-style-asian="italic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officeooo:rsid="000ff489" fo:background-color="#c0c0c0" loext:char-shading-value="0" style:font-style-asian="italic"/>
    </style:style>
    <style:style style:name="T8" style:family="text">
      <style:text-properties fo:language="ru" fo:country="RU" fo:font-style="italic" officeooo:rsid="0011c7a2" fo:background-color="#c0c0c0" loext:char-shading-value="0" style:font-style-asian="italic"/>
    </style:style>
    <style:style style:name="T9" style:family="text">
      <style:text-properties fo:language="ru" fo:country="RU" fo:font-style="italic" officeooo:rsid="001dff95" fo:background-color="#c0c0c0" loext:char-shading-value="0" style:font-style-asian="italic"/>
    </style:style>
    <style:style style:name="T10" style:family="text">
      <style:text-properties fo:language="ru" fo:country="RU" fo:font-style="italic" fo:background-color="#c0c0c0" loext:char-shading-value="0" style:font-style-asian="italic" style:font-style-complex="italic"/>
    </style:style>
    <style:style style:name="T11" style:family="text">
      <style:text-properties fo:language="ru" fo:country="RU" fo:font-style="italic" officeooo:rsid="001dff95" fo:background-color="#c0c0c0" loext:char-shading-value="0" style:font-style-asian="italic" style:font-style-complex="italic"/>
    </style:style>
    <style:style style:name="T12" style:family="text">
      <style:text-properties fo:language="ru" fo:country="RU" fo:font-style="italic" fo:font-weight="bold" style:font-style-asian="italic" style:font-weight-asian="bold" style:font-weight-complex="bold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officeooo:rsid="001dff95" style:font-style-asian="italic" style:font-style-complex="italic"/>
    </style:style>
    <style:style style:name="T15" style:family="text">
      <style:text-properties fo:language="ru" fo:country="RU" fo:font-style="italic" style:font-style-asian="italic" style:font-weight-complex="bold"/>
    </style:style>
    <style:style style:name="T16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17" style:family="text">
      <style:text-properties fo:language="ru" fo:country="RU" fo:font-style="italic" officeooo:rsid="001dff95" fo:background-color="transparent" loext:char-shading-value="0" style:font-style-asian="italic" style:font-style-complex="italic"/>
    </style:style>
    <style:style style:name="T18" style:family="text">
      <style:text-properties fo:language="ru" fo:country="RU" fo:font-style="italic" officeooo:rsid="001dff95" fo:background-color="transparent" loext:char-shading-value="0" style:font-style-asian="italic" style:font-style-complex="italic"/>
    </style:style>
    <style:style style:name="T19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20" style:family="text">
      <style:text-properties fo:language="ru" fo:country="RU" fo:font-style="italic" fo:background-color="transparent" loext:char-shading-value="0" style:font-style-asian="italic" style:font-weight-complex="bold"/>
    </style:style>
    <style:style style:name="T21" style:family="text">
      <style:text-properties fo:language="ru" fo:country="RU" fo:font-style="italic" fo:background-color="transparent" loext:char-shading-value="0" style:font-style-asian="italic" style:font-weight-complex="bold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weight="bold" officeooo:rsid="000c25f4" style:font-weight-asian="bold" style:font-weight-complex="bold"/>
    </style:style>
    <style:style style:name="T24" style:family="text">
      <style:text-properties fo:language="ru" fo:country="RU" fo:font-weight="bold" officeooo:rsid="000d8184" style:font-weight-asian="bold" style:font-weight-complex="bold"/>
    </style:style>
    <style:style style:name="T25" style:family="text">
      <style:text-properties fo:language="ru" fo:country="RU" style:font-name-asian="Times New Roman" style:font-name-complex="Times New Roman"/>
    </style:style>
    <style:style style:name="T26" style:family="text">
      <style:text-properties fo:language="ru" fo:country="RU" officeooo:rsid="00035add" style:font-name-asian="Times New Roman" style:font-name-complex="Times New Roman"/>
    </style:style>
    <style:style style:name="T27" style:family="text">
      <style:text-properties fo:language="ru" fo:country="RU" officeooo:rsid="001379e8"/>
    </style:style>
    <style:style style:name="T28" style:family="text">
      <style:text-properties fo:language="ru" fo:country="RU" officeooo:rsid="001c39ab"/>
    </style:style>
    <style:style style:name="T29" style:family="text">
      <style:text-properties fo:language="ru" fo:country="RU" fo:background-color="#c0c0c0" loext:char-shading-value="0"/>
    </style:style>
    <style:style style:name="T30" style:family="text">
      <style:text-properties fo:language="ru" fo:country="RU" officeooo:rsid="001dff95" fo:background-color="#c0c0c0" loext:char-shading-value="0"/>
    </style:style>
    <style:style style:name="T31" style:family="text">
      <style:text-properties fo:language="ru" fo:country="RU" fo:font-style="normal" fo:background-color="#c0c0c0" loext:char-shading-value="0" style:font-style-asian="normal" style:font-style-complex="normal"/>
    </style:style>
    <style:style style:name="T32" style:family="text">
      <style:text-properties fo:language="ru" fo:country="RU" fo:font-style="normal" officeooo:rsid="001dff95" fo:background-color="#c0c0c0" loext:char-shading-value="0" style:font-style-asian="normal" style:font-style-complex="normal"/>
    </style:style>
    <style:style style:name="T33" style:family="text">
      <style:text-properties style:text-position="super 67%" fo:language="ru" fo:country="RU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officeooo:rsid="000ee2de"/>
    </style:style>
    <style:style style:name="T38" style:family="text">
      <style:text-properties fo:language="en" fo:country="US" fo:font-style="italic" officeooo:rsid="0011c7a2" fo:background-color="#c0c0c0" loext:char-shading-value="0" style:font-style-asian="italic"/>
    </style:style>
    <style:style style:name="T39" style:family="text">
      <style:text-properties fo:language="en" fo:country="US" officeooo:rsid="001c39ab"/>
    </style:style>
    <style:style style:name="T40" style:family="text">
      <style:text-properties fo:font-style="italic" fo:background-color="#c0c0c0" loext:char-shading-value="0" style:font-style-asian="italic"/>
    </style:style>
    <style:style style:name="T41" style:family="text">
      <style:text-properties fo:font-style="italic" fo:background-color="#c0c0c0" loext:char-shading-value="0" style:font-style-asian="italic" style:font-weight-complex="bold"/>
    </style:style>
    <style:style style:name="T42" style:family="text">
      <style:text-properties fo:font-size="12pt" fo:language="en" fo:country="US" officeooo:rsid="001ba853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43" style:family="text">
      <style:text-properties fo:font-size="12pt" fo:language="en" fo:country="US" officeooo:rsid="001c2137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44" style:family="text">
      <style:text-properties officeooo:rsid="000786af"/>
    </style:style>
    <style:style style:name="T45" style:family="text">
      <style:text-properties style:font-name="Times New Roman Cyr" fo:language="ru" fo:country="RU" style:font-name-complex="Times New Roman Cyr1"/>
    </style:style>
    <style:style style:name="T46" style:family="text">
      <style:text-properties style:font-name="Times New Roman Cyr" fo:language="ru" fo:country="RU" officeooo:rsid="000c25f4" style:font-name-complex="Times New Roman Cyr1"/>
    </style:style>
    <style:style style:name="T47" style:family="text">
      <style:text-properties style:font-name="Times New Roman Cyr" fo:language="ru" fo:country="RU" officeooo:rsid="001379e8" style:font-name-complex="Times New Roman Cyr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44">факультет программной инженерии и компьютерной техники</text:span> </text:p>
      <text:p text:style-name="P2"><text:span text:style-name="T44">Двухнедельная</text:span> отчётная работа по «Информатике»: аннотация к статье</text:p>
      <text:p text:style-name="P9"><text:span text:style-name="T45">Дата </text:span><text:span text:style-name="T46">прошедшей </text:span><text:span text:style-name="T45">лекции: </text:span><text:span text:style-name="T47">13.09.2023</text:span><text:span text:style-name="T45"><text:tab/></text:span><text:span text:style-name="T46">Номер прошедшей лекции</text:span><text:span text:style-name="T1">: </text:span><text:span text:style-name="T27">1</text:span><text:span text:style-name="T45"><text:tab/>Дата сдачи: </text:span><text:span text:style-name="T47">27.09.2023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Морозов Д.С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4">311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33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22">Название статьи/главы книги/видеолекции</text:span></text:span></text:p>
            <text:p text:style-name="P18">Which number system is “best” for describing empirical reality?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34">ФИО автора статьи (или </text:span></text:span><text:span text:style-name="Основной_20_шрифт_20_абзаца"><text:span text:style-name="T36">e</text:span></text:span><text:span text:style-name="Основной_20_шрифт_20_абзаца"><text:span text:style-name="T34">-</text:span></text:span><text:span text:style-name="Основной_20_шрифт_20_абзаца"><text:span text:style-name="T36">mail</text:span></text:span><text:span text:style-name="Основной_20_шрифт_20_абзаца"><text:span text:style-name="T34">)</text:span></text:span></text:p>
            <text:p text:style-name="P24"><text:span text:style-name="Основной_20_шрифт_20_абзаца"><text:span text:style-name="T18">Matt Visser</text:span></text:span><text:span text:style-name="Основной_20_шрифт_20_абзаца"><text:span text:style-name="T19"> 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22">Дата публикации</text:span></text:span></text:p>
            <text:p text:style-name="P8"><text:span text:style-name="Основной_20_шрифт_20_абзаца"><text:span text:style-name="T22">(не старше 20</text:span></text:span><text:span text:style-name="Основной_20_шрифт_20_абзаца"><text:span text:style-name="T24">20</text:span></text:span><text:span text:style-name="Основной_20_шрифт_20_абзаца"><text:span text:style-name="T22"> года)</text:span></text:span></text:p>
            <text:p text:style-name="Table_20_Contents"><text:span text:style-name="Основной_20_шрифт_20_абзаца"><text:span text:style-name="T25"><text:s/></text:span></text:span><text:span text:style-name="Основной_20_шрифт_20_абзаца"><text:span text:style-name="T1">"</text:span></text:span><text:span text:style-name="Основной_20_шрифт_20_абзаца"><text:span text:style-name="T28">16</text:span></text:span><text:span text:style-name="Основной_20_шрифт_20_абзаца"><text:span text:style-name="T1">"</text:span></text:span><text:span text:style-name="Основной_20_шрифт_20_абзаца"><text:span text:style-name="T28">сентября </text:span></text:span><text:span text:style-name="Основной_20_шрифт_20_абзаца"><text:span text:style-name="T35">20</text:span></text:span><text:span text:style-name="Основной_20_шрифт_20_абзаца"><text:span text:style-name="T37">2</text:span></text:span><text:span text:style-name="Основной_20_шрифт_20_абзаца"><text:span text:style-name="T39">2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22">Размер статьи </text:span></text:span></text:p>
            <text:p text:style-name="P8"><text:span text:style-name="Основной_20_шрифт_20_абзаца"><text:span text:style-name="T22">(от 4</text:span></text:span><text:span text:style-name="Основной_20_шрифт_20_абзаца"><text:span text:style-name="T34">00</text:span></text:span><text:span text:style-name="Основной_20_шрифт_20_абзаца"><text:span text:style-name="T22"> слов)</text:span></text:span></text:p>
            <text:p text:style-name="P23"><text:span text:style-name="Основной_20_шрифт_20_абзаца"><text:span text:style-name="T28">3280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22">Прямая полная ссылка на источник и</text:span></text:span><text:span text:style-name="Основной_20_шрифт_20_абзаца"><text:span text:style-name="T23">ли</text:span></text:span><text:span text:style-name="Основной_20_шрифт_20_абзаца"><text:span text:style-name="T22"> сокращённая ссылка (</text:span></text:span><text:span text:style-name="Основной_20_шрифт_20_абзаца"><text:span text:style-name="T34">bit</text:span></text:span><text:span text:style-name="Основной_20_шрифт_20_абзаца"><text:span text:style-name="T22">.</text:span></text:span><text:span text:style-name="Основной_20_шрифт_20_абзаца"><text:span text:style-name="T34">ly</text:span></text:span><text:span text:style-name="Основной_20_шрифт_20_абзаца"><text:span text:style-name="T22">, </text:span></text:span><text:span text:style-name="Основной_20_шрифт_20_абзаца"><text:span text:style-name="T34">tr</text:span></text:span><text:span text:style-name="Основной_20_шрифт_20_абзаца"><text:span text:style-name="T22">.</text:span></text:span><text:span text:style-name="Основной_20_шрифт_20_абзаца"><text:span text:style-name="T34">im</text:span></text:span><text:span text:style-name="Основной_20_шрифт_20_абзаца"><text:span text:style-name="T22"> и т.п.)</text:span></text:span></text:p>
            <text:p text:style-name="Table_20_Contents"><text:span text:style-name="Основной_20_шрифт_20_абзаца"><text:span text:style-name="T21">https://arxiv.org/pdf/1212.6274.pdf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22">Теги, ключевые слова или словосочетания</text:span></text:span></text:p>
            <text:p text:style-name="P19">Mathematical physics; number systems; rational numbers; real numbers; integration; differentiation.</text:p>
            <text:p text:style-name="P3"/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22">Перечень фактов, упомянутых в статье </text:span></text:span><text:span text:style-name="Основной_20_шрифт_20_абзаца"><text:span text:style-name="T24">(минимум три пункта)</text:span></text:span></text:p>
            <text:list xml:id="list2407905129" text:style-name="L1">
              <text:list-item>
                <text:p text:style-name="P15"><text:span text:style-name="Основной_20_шрифт_20_абзаца"><text:span text:style-name="T25"><text:s/>Более шести десятилетий назад Юджин Вигнер выдвинул идею об "удивительно эффективной" роли математики в объяснении эмпирической реальности.</text:span></text:span></text:p>
              </text:list-item>
              <text:list-item>
                <text:p text:style-name="P15"><text:span text:style-name="Основной_20_шрифт_20_абзаца"><text:span text:style-name="T25">Вещественный анализ, являющийся ключевым аспектом современной физики, опирается на систему вещественных чисел, которая представляет собой теоретическую конструкцию, существенно абстрагированную от эмпирической реальности.</text:span></text:span></text:p>
              </text:list-item>
              <text:list-item>
                <text:p text:style-name="P13"><text:span text:style-name="Основной_20_шрифт_20_абзаца"><text:span text:style-name="T25"><text:s/>Между рациональными и действительными числами существует целый ряд "промежуточных" систем счисления, каждая из которых обладает уникальными характеристиками и ограничениями.</text:span></text:span></text:p>
              </text:list-item>
              <text:list-item>
                <text:p text:style-name="P14">Вопрос о том, какой системе счисления отдать предпочтение в физике, остается неопределенным, и физическое сообщество могло бы внести свой вклад в его решение, договорившись о минимальных критериях, по которым система счисления должна считаться физически приемлемой.</text:p>
              </text:list-item>
              <text:list-item>
                <text:p text:style-name="P14">Конструируемые числа, получаемые с помощью определенных методов конструирования, обладают интригующими свойствами для математического представления в физике.</text:p>
              </text:list-item>
            </text:list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22">Позитивные следствия и/или достоинства описанной в статье технологии (минимум три пункта)</text:span></text:span></text:p>
            <text:list xml:id="list442698239" text:style-name="L2">
              <text:list-item>
                <text:p text:style-name="P17">Повышение точности и эффективности.</text:p>
              </text:list-item>
              <text:list-item>
                <text:p text:style-name="P16">Совместимость с вычислительными системами.</text:p>
              </text:list-item>
              <text:list-item>
                <text:p text:style-name="P16">Инновации в области сжатия информации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22">Негативные следствия и/или недостатки описанной в статье технологии (минимум три пункта)</text:span></text:span></text:p>
            <text:list xml:id="list2799353818" text:style-name="L3">
              <text:list-item>
                <text:p text:style-name="P20">Сложность в применении.</text:p>
              </text:list-item>
              <text:list-item>
                <text:p text:style-name="P21">Ограниченная применимость.</text:p>
              </text:list-item>
              <text:list-item>
                <text:p text:style-name="P22"><text:span text:style-name="Основной_20_шрифт_20_абзаца"><text:span text:style-name="T42">Сложн</text:span></text:span><text:span text:style-name="Основной_20_шрифт_20_абзаца"><text:span text:style-name="T43">ые процессы преобразования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22">Ваши замечания, пожелания преподавателю </text:span></text:span><text:span text:style-name="Основной_20_шрифт_20_абзаца"><text:span text:style-name="T12">или</text:span></text:span><text:span text:style-name="Основной_20_шрифт_20_абзаца"><text:span text:style-name="T22"> анекдот о программистах</text:span></text:span><text:span text:style-name="Footnote_20_Symbol"><text:span text:style-name="T22"><text:note text:id="ftn1" text:note-class="footnote"><text:note-citation>1</text:note-citation><text:note-body><text:p text:style-name="P11"><text:span text:style-name="Основной_20_шрифт_20_абзаца"><text:span text:style-name="T25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Vladimir Sosnin</meta:initial-creator>
    <meta:creation-date>2016-10-10T08:06:00Z</meta:creation-date>
    <dc:date>2023-09-26T17:16:36.645319126</dc:date>
    <meta:print-date>1601-01-01T00:00:00Z</meta:print-date>
    <meta:editing-cycles>14</meta:editing-cycles>
    <meta:editing-duration>PT2H1M43S</meta:editing-duration>
    <meta:document-statistic meta:table-count="1" meta:image-count="0" meta:object-count="0" meta:page-count="1" meta:paragraph-count="35" meta:word-count="289" meta:character-count="2309" meta:non-whitespace-character-count="20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cache/.fr-MBF9lu/Шаблон_аннотации_2023/Шаблон%20аннтоации%20(LibreOffice).odt/Normal.dotm"/>
  </office:meta>
</office:document-meta>
</file>